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fce3" officeooo:paragraph-rsid="0049fce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style="italic" style:text-underline-style="none" fo:font-weight="normal" officeooo:rsid="004a455b" officeooo:paragraph-rsid="004a455b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4" style:family="paragraph" style:parent-style-name="Standard">
      <style:text-properties style:font-name="DejaVu Sans Condensed" fo:font-size="12pt" fo:font-style="italic" style:text-underline-style="none" fo:font-weight="normal" officeooo:rsid="0049fce3" officeooo:paragraph-rsid="0049fce3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5" style:family="paragraph" style:parent-style-name="Standard">
      <style:text-properties style:font-name="DejaVu Sans Condensed" fo:font-size="12pt" fo:font-style="normal" style:text-underline-style="none" fo:font-weight="normal" officeooo:rsid="004d9fa8" officeooo:paragraph-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text-properties style:font-name="DejaVu Sans Condensed" fo:font-size="12pt" fo:font-style="normal" style:text-underline-style="none" fo:font-weight="normal" officeooo:rsid="004e0b59" officeooo:paragraph-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 style:list-style-name="L1">
      <style:text-properties officeooo:paragraph-rsid="004a455b"/>
    </style:style>
    <style:style style:name="P8" style:family="paragraph" style:parent-style-name="Standard" style:list-style-name="L1">
      <style:text-properties officeooo:paragraph-rsid="004d9fa8"/>
    </style:style>
    <style:style style:name="P9" style:family="paragraph" style:parent-style-name="Standard" style:list-style-name="L1">
      <style:text-properties style:text-line-through-style="solid" style:text-line-through-type="single" style:font-name="DejaVu Sans Condensed" fo:font-size="12pt" fo:font-style="normal" style:text-underline-style="none" fo:font-weight="normal" officeooo:rsid="0049fce3" officeooo:paragraph-rsid="0049fce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DejaVu Sans Condensed" fo:font-size="12pt" fo:font-style="normal" fo:font-weight="normal" officeooo:rsid="0049fce3" officeooo:paragraph-rsid="0049fce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style:font-name="DejaVu Sans Condensed" fo:font-size="12pt" fo:font-style="normal" fo:font-weight="normal" officeooo:rsid="0049fce3" officeooo:paragraph-rsid="004e0b5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style:font-name="DejaVu Sans Condensed" fo:font-size="12pt" fo:font-style="normal" fo:font-weight="normal" officeooo:rsid="004a455b" officeooo:paragraph-rsid="004a455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DejaVu Sans Condensed" fo:font-size="12pt" fo:font-style="normal" fo:font-weight="normal" officeooo:rsid="004be97b" officeooo:paragraph-rsid="004be97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style:font-name="DejaVu Sans Condensed" fo:font-size="12pt" fo:font-style="normal" fo:font-weight="normal" officeooo:rsid="004d9fa8" officeooo:paragraph-rsid="004d9fa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style:font-name="DejaVu Sans Condensed" fo:font-size="12pt" fo:font-style="normal" style:text-underline-style="none" fo:font-weight="normal" officeooo:rsid="004d9fa8" officeooo:paragraph-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51f531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1f53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1f531" style:font-weight-asian="bold" style:font-weight-complex="bold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fce3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style:text-underline-style="none" fo:font-weight="normal" officeooo:rsid="004d9fa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style:text-underline-style="none" fo:font-weight="normal" officeooo:rsid="004a455b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style:text-underline-style="none" fo:font-weight="bold" officeooo:rsid="004a455b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9" style:family="text">
      <style:text-properties style:font-name="DejaVu Sans Condensed" fo:font-size="12pt" fo:font-style="normal" style:text-underline-style="none" fo:font-weight="bold" officeooo:rsid="004d9fa8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10" style:family="text">
      <style:text-properties style:text-underline-style="none" style:font-name-complex="DejaVu Sans Condensed2"/>
    </style:style>
    <style:style style:name="T11" style:family="text">
      <style:text-properties style:text-underline-style="none" officeooo:rsid="004e0b59" style:font-name-complex="DejaVu Sans Condensed2"/>
    </style:style>
    <style:style style:name="T12" style:family="text">
      <style:text-properties style:text-underline-style="none" fo:font-weight="bold" style:font-weight-asian="bold" style:font-name-complex="DejaVu Sans Condensed2" style:font-weight-complex="bold"/>
    </style:style>
    <style:style style:name="T13" style:family="text">
      <style:text-properties style:text-underline-style="none" fo:font-weight="bold" officeooo:rsid="004e0b59" style:font-weight-asian="bold" style:font-name-complex="DejaVu Sans Condensed2" style:font-weight-complex="bold"/>
    </style:style>
    <style:style style:name="T1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7">1<text:span text:style-name="T14">xx</text:span> - Controls</text:p>
          </table:table-cell>
          <table:table-cell table:style-name="Table1.B1" office:value-type="string">
            <text:p text:style-name="P18">2xx - Ground</text:p>
          </table:table-cell>
          <table:table-cell table:style-name="Table1.A1" office:value-type="string">
            <text:p text:style-name="P18">3xx - Flight</text:p>
          </table:table-cell>
          <table:table-cell table:style-name="Table1.D1" office:value-type="string">
            <text:p text:style-name="P18">4xx - A2A</text:p>
          </table:table-cell>
          <table:table-cell table:style-name="Table1.D1" office:value-type="string">
            <text:p text:style-name="P18">5xx - A2G</text:p>
          </table:table-cell>
          <table:table-cell table:style-name="Table1.F1" office:value-type="string">
            <text:p text:style-name="P18">6xx - Misc</text:p>
          </table:table-cell>
        </table:table-row>
      </table:table>
      <text:p text:style-name="P16"><text:span text:style-name="T3">2</text:span><text:span text:style-name="T4">0</text:span><text:span text:style-name="T3">1</text:span><text:span text:style-name="T1"> - </text:span><text:span text:style-name="T5">Ground - </text:span><text:span text:style-name="T2">Cold Start</text:span></text:p>
      <text:p text:style-name="P2"/>
      <text:p text:style-name="P1">Cold Start</text:p>
      <text:p text:style-name="P4">Roof panel</text:p>
      <text:list xml:id="list3811688321" text:style-name="L1">
        <text:list-item>
          <text:p text:style-name="P9">AC POWER knob ... AC PHASE</text:p>
        </text:list-item>
        <text:list-item>
          <text:p text:style-name="P10"><text:span text:style-name="T12">DC POWER MAIN GEN</text:span><text:span text:style-name="T10"> switch ... </text:span><text:span text:style-name="T12">ON</text:span><text:span text:style-name="T10"> and close switch cover</text:span></text:p>
        </text:list-item>
        <text:list-item>
          <text:p text:style-name="P9">VM selector knob ... ESS BUS</text:p>
        </text:list-item>
        <text:list-item>
          <text:p text:style-name="P10"><text:span text:style-name="T12">BAT</text:span><text:span text:style-name="T10"> switch ... </text:span><text:span text:style-name="T12">ON</text:span></text:p>
        </text:list-item>
      </text:list>
      <text:p text:style-name="P3">Center console</text:p>
      <text:list xml:id="list215633601049600" text:continue-numbering="true" text:style-name="L1">
        <text:list-item>
          <text:p text:style-name="P10"><text:span text:style-name="T12">LOW RPM</text:span><text:span text:style-name="T10"> switch ... </text:span><text:span text:style-name="T12">OFF</text:span><text:span text:style-name="T10"> (next to guarded yellow FUEL switch)</text:span></text:p>
        </text:list-item>
        <text:list-item>
          <text:p text:style-name="P12"><text:span text:style-name="T12">FUEL</text:span><text:span text:style-name="T10"> switch ... </text:span><text:span text:style-name="T12">ON</text:span><text:span text:style-name="T10"> (guarded yellow switch)</text:span></text:p>
        </text:list-item>
        <text:list-item>
          <text:p text:style-name="P12"><text:span text:style-name="T12">FORCE TRIM</text:span><text:span text:style-name="T10"> switch ... </text:span><text:span text:style-name="T12">ON</text:span><text:span text:style-name="T10"> (center console front)</text:span></text:p>
        </text:list-item>
        <text:list-item>
          <text:p text:style-name="P12"><text:span text:style-name="T12">HYD CONT</text:span><text:span text:style-name="T10"> switch ... </text:span><text:span text:style-name="T12">ON</text:span><text:span text:style-name="T10"> (center console front)</text:span></text:p>
        </text:list-item>
        <text:list-item>
          <text:p text:style-name="P12"><text:span text:style-name="T12">IFF MASTER</text:span><text:span text:style-name="T10"> knob ... </text:span><text:span text:style-name="T12">STBY</text:span></text:p>
        </text:list-item>
      </text:list>
      <text:p text:style-name="P3">Positions as noted</text:p>
      <text:list xml:id="list215635246638824" text:continue-numbering="true" text:style-name="L1">
        <text:list-item>
          <text:p text:style-name="P7"><text:span text:style-name="T8">Doors</text:span><text:span text:style-name="T7"> ... </text:span><text:span text:style-name="T8">Close</text:span><text:span text:style-name="T7"> (</text:span><text:span text:style-name="T8">RCtrl-C</text:span><text:span text:style-name="T7"> if you can't click them)</text:span></text:p>
        </text:list-item>
        <text:list-item>
          <text:p text:style-name="P12"><text:span text:style-name="T12">Throttle</text:span><text:span text:style-name="T10"> ... </text:span><text:span text:style-name="T12">Full back</text:span><text:span text:style-name="T10"> (</text:span><text:span text:style-name="T12">Flaps</text:span><text:span text:style-name="T10"> lever)</text:span></text:p>
        </text:list-item>
        <text:list-item>
          <text:p text:style-name="P12"><text:span text:style-name="T12">Collective</text:span><text:span text:style-name="T10"> ... </text:span><text:span text:style-name="T12">Full down</text:span></text:p>
        </text:list-item>
        <text:list-item>
          <text:p text:style-name="P13"><text:span text:style-name="T12">Throttle</text:span><text:span text:style-name="T10"> ... </text:span><text:span text:style-name="T12">Idle position</text:span><text:span text:style-name="T10"> (must use mouse scroll on throttle: up to full, then back down to idle; the word "FRICTION" should be about centered at the top)</text:span></text:p>
        </text:list-item>
        <text:list-item>
          <text:p text:style-name="P13"><text:span text:style-name="T12">Starter switch</text:span><text:span text:style-name="T10"> ... </text:span><text:span text:style-name="T12">Press and hold</text:span><text:span text:style-name="T10"> (</text:span><text:span text:style-name="T12">Bottom Thumb Button</text:span><text:span text:style-name="T10">)</text:span></text:p>
          <text:list>
            <text:list-item>
              <text:p text:style-name="P8"><text:span text:style-name="T6">When engine RPM is </text:span><text:span text:style-name="T9">40%</text:span><text:span text:style-name="T6"> (GAS PRODUCER gauge), release Starter Switch.</text:span></text:p>
            </text:list-item>
            <text:list-item>
              <text:p text:style-name="P8"><text:span text:style-name="T6">When engine RPM is </text:span><text:span text:style-name="T9">70%</text:span><text:span text:style-name="T6">, slowly (several seconds) advance throttle to full.</text:span></text:p>
            </text:list-item>
            <text:list-item>
              <text:p text:style-name="P15">Rotor RPMs should eventually stabilize at lower end of green zone.</text:p>
            </text:list-item>
          </text:list>
        </text:list-item>
        <text:list-item>
          <text:p text:style-name="P11"><text:span text:style-name="T12">LOW RPM</text:span><text:span text:style-name="T10"> switch ... </text:span><text:span text:style-name="T13">AUDIO</text:span><text:span text:style-name="T10"> (</text:span><text:span text:style-name="T11">center console, </text:span><text:span text:style-name="T10">next to guarded yellow FUEL switch)</text:span></text:p>
        </text:list-item>
        <text:list-item>
          <text:p text:style-name="P14"><text:span text:style-name="T12">INVTR</text:span><text:span text:style-name="T10"> switch ... </text:span><text:span text:style-name="T13">ON </text:span><text:span text:style-name="T12">MAIN</text:span><text:span text:style-name="T10"> (roof panel front)</text:span></text:p>
        </text:list-item>
        <text:list-item>
          <text:p text:style-name="P14"><text:span text:style-name="T12">STARTER GEN</text:span><text:span text:style-name="T10"> switch ... </text:span><text:span text:style-name="T12">STBY GEN</text:span><text:span text:style-name="T10"> (roof panel front)</text:span></text:p>
        </text:list-item>
        <text:list-item>
          <text:p text:style-name="P14"><text:span text:style-name="T12">Radar Altimeter Power</text:span><text:span text:style-name="T10"> switch ... </text:span><text:span text:style-name="T12">RADAR</text:span><text:span text:style-name="T10"> (roof panel rear)</text:span></text:p>
        </text:list-item>
        <text:list-item>
          <text:p text:style-name="P14"><text:span text:style-name="T12">Radar Altimeter</text:span><text:span text:style-name="T10"> gauge ... </text:span><text:span text:style-name="T12">On</text:span><text:span text:style-name="T10"> and set low/high warning (left knob to turn on and set low, right knob to set high)</text:span></text:p>
        </text:list-item>
      </text:list>
      <text:p text:style-name="P5"/>
      <text:p text:style-name="P6">Proceed with pre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39M22S</meta:editing-duration>
    <meta:editing-cycles>53</meta:editing-cycles>
    <meta:generator>LibreOffice/7.5.2.2$Windows_X86_64 LibreOffice_project/53bb9681a964705cf672590721dbc85eb4d0c3a2</meta:generator>
    <dc:date>2024-03-30T21:56:33.290000000</dc:date>
    <meta:document-statistic meta:table-count="1" meta:image-count="0" meta:object-count="0" meta:page-count="1" meta:paragraph-count="34" meta:word-count="279" meta:character-count="1450" meta:non-whitespace-character-count="1227"/>
  </office:meta>
</office:document-meta>
</file>